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cm" fo:margin-right="0cm" fo:margin-top="0cm" fo:margin-bottom="0cm" fo:text-indent="0cm" style:auto-text-indent="false"/>
    </style:style>
    <style:style style:name="P4" style:family="paragraph" style:parent-style-name="Preformatted_20_Text">
      <style:paragraph-properties fo:margin-left="0cm" fo:margin-right="0cm" fo:margin-top="0cm" fo:margin-bottom="0cm" fo:text-indent="0cm" style:auto-text-indent="false"/>
    </style:style>
    <style:style style:name="P5" style:family="paragraph" style:parent-style-name="Preformatted_20_Text">
      <style:paragraph-properties fo:margin-top="0cm" fo:margin-bottom="0.499cm"/>
    </style:style>
    <style:style style:name="P6"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ture ideas</text:p>
      <text:p text:style-name="P1"/>
      <text:p text:style-name="P2">Create a little "GRASS Glue" C program, that does the following simple things:</text:p>
      <text:p text:style-name="P2"/>
      <text:p text:style-name="P2">- read one or more input geodata files</text:p>
      <text:p text:style-name="P2">- automatically create an X/Y or lat-long region to fit the data into (or of a user-given extent)</text:p>
      <text:p text:style-name="P2">- run a GRASS module on the input data</text:p>
      <text:p text:style-name="P2">- return the output map</text:p>
      <text:p text:style-name="P2"/>
      <text:p text:style-name="P2">Optionally, Qt could be supported for graphical status display and error messages.</text:p>
      <text:p text:style-name="P2"/>
      <text:p text:style-name="P2">-&gt; COULD ALSO DO a GRASS Toolbox for ArcGIS!</text:p>
      <text:p text:style-name="P2">--&gt; ACTUALLY MAKE A PORTABLE GRASS TOOLBOX, based on QT, that can be called from any GIS software!</text:p>
      <text:p text:style-name="P2">-&gt; Projections: processing modules only need to know whether lat-long or cartesian system is used. User may choose to set a global or local projection(s) for thumbnail generation, though.</text:p>
      <text:p text:style-name="P2"/>
      <text:p text:style-name="P2">- vector attributes should automatically be stored in a SQLite backend for optimal performance and flexibility</text:p>
      <text:p text:style-name="P2"/>
      <text:p text:style-name="P2"/>
      <text:p text:style-name="P2"/>
      <text:p text:style-name="P2">Possible GUI workflow:</text:p>
      <text:p text:style-name="P2"/>
      <text:p text:style-name="P2">1. Choose a task (may consist of one or more GRASS modules)</text:p>
      <text:p text:style-name="P2"/>
      <text:p text:style-name="P2">2. Choose input data; validate input data</text:p>
      <text:p text:style-name="P2">Optionally: take samples of vector input maps for previews</text:p>
      <text:p text:style-name="P2"/>
      <text:p text:style-name="P2">3. Choose settings, such as region and resolution</text:p>
      <text:p text:style-name="P2">Optionally: create an output preview (use CAIRO!) by using a small (definable) subset of vector input and rough resolution setting (use the same samples taken in (2)) </text:p>
      <text:p text:style-name="P2"/>
      <text:p text:style-name="P2">5. Generate the final output</text:p>
      <text:p text:style-name="P2">Previews of the output can be generated easily using the GRASS PNG-Driver. The user could then choose to output the file to any number of target formats/databases.</text:p>
      <text:p text:style-name="P2">-&gt; Output data</text:p>
      <text:p text:style-name="P2"/>
      <text:p text:style-name="P2">Ideas:</text:p>
      <text:p text:style-name="P2"/>
      <text:p text:style-name="P2">- on each page (input/processing/output): show the corresponding GRASS commandline</text:p>
      <text:p text:style-name="P2"/>
      <text:p text:style-name="P2">- modules could provide 'hints' to help the GUI adjust itself (e.g. "untested" options, glitches, bugs on a specific platform, CPU/mem resource class: low, normal, heavy (for thumbnail generation), etc.)</text:p>
      <text:p text:style-name="P1"/>
      <text:p text:style-name="P1">Things to be done for GRASS extensions</text:p>
      <text:p text:style-name="P1"/>
      <text:p text:style-name="P1">General</text:p>
      <text:p text:style-name="P2">- make GEM run on Win32 MingW</text:p>
      <text:p text:style-name="P2">- use Glynn's patch for r.terraflow to replace several Posix functions not in MSYS</text:p>
      <text:p text:style-name="P2">- add keywords to all modules, e.g.: </text:p>
      <text:p text:style-name="P2"><text:s/><text:tab/>module-&gt;keywords = _("raster,cumulative viewsheds,visibility,viewshed analysis");</text:p>
      <text:p text:style-name="P2">- create a unified<text:span text:style-name="T1"> tools library</text:span> with raster, vector, stats, external program calls, etc. to be used by all extensions!</text:p>
      <text:p text:style-name="P2"/>
      <text:p text:style-name="P2">Look into these projects:</text:p>
      <text:p text:style-name="P2"/>
      <text:p text:style-name="P2">http://surfit.sourceforge.net/</text:p>
      <text:p text:style-name="Standard">www.terralib.org</text:p>
      <text:p text:style-name="Standard">www.gstat.org</text:p>
      <text:p text:style-name="Standard"/>
      <text:p text:style-name="Standard"/>
      <text:p text:style-name="P1">r.categorize</text:p>
      <text:p text:style-name="Standard">- abstract the categorization engine</text:p>
      <text:p text:style-name="Standard">- add many new options, such as natural breaks etc.</text:p>
      <text:p text:style-name="Standard"/>
      <text:p text:style-name="Standard"/>
      <text:p text:style-name="P1">r.cva</text:p>
      <text:p text:style-name="Standard">- option to give just one position as coordinates -&gt; replace r.los</text:p>
      <text:p text:style-name="Standard">- get terminology in options and docs</text:p>
      <text:p text:style-name="Standard">- find the thing that slows down performance so much</text:p>
      <text:p text:style-name="Standard">- test all options vigorously</text:p>
      <text:p text:style-name="Standard">- instead of marking a cell visible/non-visible: do the check n-times with a variable error offset and save the number of times it was visible: probabilistic viewsheds (integrate with vegetation simulation)</text:p>
      <text:p text:style-name="Standard">- fall-off curves for visibility</text:p>
      <text:p text:style-name="Standard">- what are “path viewsheds” (Wheatley caa 2007)?</text:p>
      <text:p text:style-name="Standard">- earth curvature correction code is now in r.los SVN (see mail M. Neteler) !</text:p>
      <text:p text:style-name="Standard">- mail Andy: You asked me to remind you to tell Benjamin Ducke about the r.cva issue with</text:p>
      <text:p text:style-name="P3">VERT1 and VERT2 variables. Right now VERT1 is functionally the maximum (while the man page says it should be the minimum) and vice versa. It still works properly if you put the values in the other boxes but it should be switched.</text:p>
      <text:p text:style-name="P3">- some error reports:</text:p>
      <text:p text:style-name="P4">GRASS 6.2.2 (Lambert):~ &gt; r.cva -f input=sle_demp_5pt</text:p>
      <text:p text:style-name="Preformatted_20_Text">viewpt_mask=sle_unc3_1pt output=sle_view13 obs_elev=60</text:p>
      <text:p text:style-name="Preformatted_20_Text">target_elev=1.6 max_dist=2000 type=sites curvc=0.13 </text:p>
      <text:p text:style-name="Preformatted_20_Text"/>
      <text:p text:style-name="Preformatted_20_Text">Segmentation fault</text:p>
      <text:p text:style-name="Preformatted_20_Text">--&gt; in this case, we have type=sites, but w/o a vector input map! This analysis</text:p>
      <text:p text:style-name="Preformatted_20_Text">should not run!</text:p>
      <text:p text:style-name="Preformatted_20_Text"/>
      <text:p text:style-name="Preformatted_20_Text">GRASS 6.2.2 (Lambert):~ &gt; r.cva -f input=sle_demp_5pt</text:p>
      <text:p text:style-name="Preformatted_20_Text">sites=sle_unc3_1pt output=sle_view14 obs_elev=60</text:p>
      <text:p text:style-name="Preformatted_20_Text">target_elev=1.6 max_dist=2000 type=sites curvc=0.13 </text:p>
      <text:p text:style-name="Preformatted_20_Text"/>
      <text:p text:style-name="Preformatted_20_Text"><text:s/>100%</text:p>
      <text:p text:style-name="Preformatted_20_Text">Creating raster map 'sle_view14' </text:p>
      <text:p text:style-name="Preformatted_20_Text">Writing raster map 'sle_view14': </text:p>
      <text:p text:style-name="Preformatted_20_Text"><text:s/>100%</text:p>
      <text:p text:style-name="Preformatted_20_Text"/>
      <text:p text:style-name="Preformatted_20_Text"/>
      <text:p text:style-name="Preformatted_20_Text">Sample: requested = 10.00000% <text:s/>attempted = <text:s/>0.00001% </text:p>
      <text:p text:style-name="Preformatted_20_Text">actual = <text:s/>0.00001%</text:p>
      <text:p text:style-name="Preformatted_20_Text"/>
      <text:p text:style-name="Preformatted_20_Text">Creating support files WARNING: unable to find</text:p>
      <text:p text:style-name="Preformatted_20_Text">[sle_view14] in [viewtest]</text:p>
      <text:p text:style-name="Preformatted_20_Text">WARNING: category support for [sle_view14] in mapset</text:p>
      <text:p text:style-name="Preformatted_20_Text">[viewtest] missing</text:p>
      <text:p text:style-name="P5">Segmentation fault</text:p>
      <text:p text:style-name="P5">--&gt; this only happens in connection with a type=sites analysis</text:p>
      <text:p text:style-name="P5">By going through the r.cva options I finally figured</text:p>
      <text:p text:style-name="Preformatted_20_Text">out the key to doing 'sites' analysis without</text:p>
      <text:p text:style-name="Preformatted_20_Text">triggering a segfault: use the -i flag. This flag</text:p>
      <text:p text:style-name="Preformatted_20_Text">seems to tell r.cva to ignore fields in the vector map</text:p>
      <text:p text:style-name="Preformatted_20_Text">that may define the parameters spot, offseta, offsetb,</text:p>
      <text:p text:style-name="Preformatted_20_Text">azimuth1, azimuth2, vert1, vert2, radius1, and</text:p>
      <text:p text:style-name="Preformatted_20_Text">radius2. (My sites map did not have fields with these</text:p>
      <text:p text:style-name="Preformatted_20_Text">parameters.)</text:p>
      <text:p text:style-name="Preformatted_20_Text"/>
      <text:p text:style-name="Preformatted_20_Text">Example of what worked:</text:p>
      <text:p text:style-name="Preformatted_20_Text">---------------------------------------</text:p>
      <text:p text:style-name="Preformatted_20_Text">GRASS 6.2.2 (Lambert):~ &gt; r.cva -f -i</text:p>
      <text:p text:style-name="Preformatted_20_Text">input=sle_demp_5pt sites=sle_unc3_1pt</text:p>
      <text:p text:style-name="Preformatted_20_Text">output=sle_view18 obs_elev=0 target_elev=0</text:p>
      <text:p text:style-name="Preformatted_20_Text">max_dist=2000 type=sites </text:p>
      <text:p text:style-name="Preformatted_20_Text"/>
      <text:p text:style-name="Preformatted_20_Text"><text:s/>100%</text:p>
      <text:p text:style-name="Preformatted_20_Text">Creating raster map 'sle_view18' </text:p>
      <text:p text:style-name="Preformatted_20_Text">Writing raster map 'sle_view18': </text:p>
      <text:p text:style-name="Preformatted_20_Text"><text:s/>100%</text:p>
      <text:p text:style-name="Preformatted_20_Text"/>
      <text:p text:style-name="Preformatted_20_Text">Sample: requested = <text:s/>0.00004% <text:s/>attempted = <text:s/>0.00004% </text:p>
      <text:p text:style-name="Preformatted_20_Text">actual = <text:s/>0.00004%</text:p>
      <text:p text:style-name="Preformatted_20_Text"/>
      <text:p text:style-name="Preformatted_20_Text">Creating support files </text:p>
      <text:p text:style-name="Preformatted_20_Text">Job finished</text:p>
      <text:p text:style-name="Preformatted_20_Text">---------------------------------------</text:p>
      <text:p text:style-name="Preformatted_20_Text"/>
      <text:p text:style-name="Preformatted_20_Text">The parameters spot, offseta, etc. when entered in the</text:p>
      <text:p text:style-name="Preformatted_20_Text">r.cva command work as global settings, but I still got</text:p>
      <text:p text:style-name="Preformatted_20_Text">a segfault unless -i was also used.</text:p>
      <text:p text:style-name="Preformatted_20_Text"/>
      <text:p text:style-name="Preformatted_20_Text">e.g.:</text:p>
      <text:p text:style-name="Preformatted_20_Text">---------------------------------------</text:p>
      <text:p text:style-name="Preformatted_20_Text">GRASS 6.2.2 (Lambert):~ &gt; r.cva -f -h</text:p>
      <text:p text:style-name="Preformatted_20_Text">input=sle_demp_5pt sites=sle_unc3_1pt</text:p>
      <text:p text:style-name="Preformatted_20_Text">output=sle_view20 max_dist=2000 type=sites spot=0</text:p>
      <text:p text:style-name="Preformatted_20_Text">offseta=0 offsetb=0 azimuth1=0 azimuth2=360 vert1=90</text:p>
      <text:p text:style-name="Preformatted_20_Text">vert2=-90 radius1=100 radius2=1000 curvc=0.0 </text:p>
      <text:p text:style-name="Preformatted_20_Text"/>
      <text:p text:style-name="Preformatted_20_Text"><text:s/>100%</text:p>
      <text:p text:style-name="Preformatted_20_Text">Creating raster map 'sle_view20' </text:p>
      <text:p text:style-name="Preformatted_20_Text">Writing raster map 'sle_view20': </text:p>
      <text:p text:style-name="Preformatted_20_Text"><text:s/>100%</text:p>
      <text:p text:style-name="Preformatted_20_Text">Segmentation fault</text:p>
      <text:p text:style-name="Preformatted_20_Text">---------------------------------------</text:p>
      <text:p text:style-name="Preformatted_20_Text"/>
      <text:p text:style-name="Preformatted_20_Text">Thanks for your inputs and suggestions! Without them I</text:p>
      <text:p text:style-name="Preformatted_20_Text">might have given up.</text:p>
      <text:p text:style-name="Preformatted_20_Text"/>
      <text:p text:style-name="Preformatted_20_Text">One quick note on an inconsistency I noticed between</text:p>
      <text:p text:style-name="Preformatted_20_Text">the r.cva extension and its documentation: The help</text:p>
      <text:p text:style-name="Preformatted_20_Text">file says "The range is -90 to 0 for 'VERT1' and 0 to</text:p>
      <text:p text:style-name="Preformatted_20_Text">90 for 'VERT2'" whereas the r.cva dialog window sets a</text:p>
      <text:p text:style-name="Preformatted_20_Text">range of 0 to 90 for VERT1 and -90 to 0 for VERT2.</text:p>
      <text:p text:style-name="P5">Don't know if this affects the calculations.</text:p>
      <text:p text:style-name="P5"/>
      <text:p text:style-name="P3">In all cases, the cell dimensions were non-integer in both directions</text:p>
      <text:p text:style-name="P3"/>
      <text:p text:style-name="Standard"/>
      <text:p text:style-name="P1">r.xtent</text:p>
      <text:p text:style-name="Standard">- the default for k in a meter location depends on the coordinate range! E.g. for the kythera location, a good one seems to be k=0.1</text:p>
      <text:p text:style-name="Standard">- r.xtent crashes if a boundaries vector map has no attribute table link (even if absolute or constant boundaries chosen)</text:p>
      <text:p text:style-name="Standard">- BUG: NULL values in input elevation map result in an all NULL output map!</text:p>
      <text:p text:style-name="Standard">- BUG with BOUNDARIES: if no friction map is given, then lambda is set =0.0 (this is also the default value for lambda). HOWEVER: boundaries (probably pathways, as well) are currently burned into the FRICTION surface, not the ELEVATION surface. This means, that they have no effect, as Lambda has been set = 0.0 !!! Better to burn boundaries directly into the cost surface !!!</text:p>
      <text:p text:style-name="Standard">- there is always a message</text:p>
      <text:p text:style-name="Standard">"Generating friction (slope) map:", even if no friction map is involved. This seems misleading</text:p>
      <text:p text:style-name="Standard">- test with a location that is not lat-long !!!</text:p>
      <text:p text:style-name="Standard">- what should be the default lambda for human walking? horseback? document these in HTML docs, under "DISTANCE AND MOVEMENT COSTS"</text:p>
      <text:p text:style-name="Standard">- gt_vector.c: map-&gt;str must be initialized using db_init_string (*char) ! [DONE]</text:p>
      <text:p text:style-name="Standard">- gt_vector.c: there is no db_init_cursor () anywhere !</text:p>
      <text:p text:style-name="Standard">- gt_vector.c: need to open a vector map with Vect_open_update(), if the user is to change it!</text:p>
      <text:p text:style-name="Standard">- gt_vector.c: ndbcols must be updated for GVT_attr_exists_no_cache ()</text:p>
      <text:p text:style-name="Standard">- catch crashes/failures of external modules: see recent post on GRASS dev list for best way to call external modules!</text:p>
      <text:p text:style-name="Standard">- add keywords to documentation</text:p>
      <text:p text:style-name="Standard">- on Win32(?), often the same tmp names are generated in successive module runs: make all external modules overwrite existing tmp files using --o !</text:p>
      <text:p text:style-name="Standard">- EOL character for ASCII report does not break lines on Win32! (Mac?)</text:p>
      <text:p text:style-name="Standard">- look into main.c to see what else needs to be done.</text:p>
      <text:p text:style-name="Standard">- the default distance weighting is far to small for lat-long regions. Better to set it to “1.0” in those cases!</text:p>
      <text:p text:style-name="Standard">- normalization of center weight attribute values</text:p>
      <text:p text:style-name="Standard"/>
      <text:p text:style-name="P1">r.vol.dem</text:p>
      <text:p text:style-name="Standard">- lots of enhancements neede, especially get rid of ASCII tmp file.</text:p>
      <text:p text:style-name="Standard"/>
      <text:p text:style-name="P1">r.dst.bpa</text:p>
      <text:p text:style-name="Standard">- add bias in vector input sites options</text:p>
      <text:p text:style-name="Standard">- replace statistical significance tests with Monte Carlo</text:p>
      <text:p text:style-name="Standard">- cut down local GSL sources</text:p>
      <text:p text:style-name="Standard">- include local XML lib (?)</text:p>
      <text:p text:style-name="Standard">- move all tools libs to common extensions support lib</text:p>
      <text:p text:style-name="Standard"/>
      <text:p text:style-name="Standard"/>
      <text:p text:style-name="P1">dst.combine</text:p>
      <text:p text:style-name="Standard">- fully support vectorial data</text:p>
      <text:p text:style-name="Standard"/>
      <text:p text:style-name="Standard"/>
      <text:p text:style-name="P1">v.report</text:p>
      <text:p text:style-name="Standard">- needs to be renamed to v.report.gain !!!</text:p>
      <text:p text:style-name="Standard">- finishes with wrong ERR code on OK. This leads to “Finished with an Error” message in GRASS Toolbox!</text:p>
      <text:p text:style-name="Standard">- include all of Kvamme's latest (2006) gain statistics</text:p>
      <text:p text:style-name="Standard"/>
      <text:p text:style-name="Standard"/>
      <text:p text:style-name="P1">v.edit</text:p>
      <text:p text:style-name="Standard">- new tools for swapping coordinate values freely between axes and attributes</text:p>
      <text:p text:style-name="Standard">- rotation tools:</text:p>
      <text:p text:style-name="Standard"><text:tab/>- rotation around X, Y and Z axes</text:p>
      <text:p text:style-name="Standard"><text:tab/>- 3D rotation around any axis</text:p>
      <text:p text:style-name="Standard"><text:tab/>- freely choose rotation center</text:p>
      <text:p text:style-name="Standard">- move tools:</text:p>
      <text:p text:style-name="Standard"><text:tab/>- move points absolute by specifyingjust one source and target coordinate</text:p>
      <text:p text:style-name="Standard"><text:tab/>- move points relative</text:p>
      <text:p text:style-name="Standard">- point specifications:</text:p>
      <text:p text:style-name="Standard"><text:tab/>- shortcuts for upper,lower,center,top,bottom,left,right and centroid extrem points</text:p>
      <text:p text:style-name="Standard"><text:tab/>- specify a second point as lying on an axis of n degrees from the first one</text:p>
      <text:p text:style-name="Standard"/>
      <text:p text:style-name="Standard"/>
      <text:p text:style-name="P1">v.transform</text:p>
      <text:p text:style-name="Standard">- simple transformations starting with just 1 or 2 point(s)</text:p>
      <text:p text:style-name="Standard">- direct input of transformation point pairs</text:p>
      <text:p text:style-name="Standard">- store RMS in output map metadata</text:p>
      <text:p text:style-name="Standard"/>
      <text:p text:style-name="Standard"/>
      <text:p text:style-name="P1">r.transform</text:p>
      <text:p text:style-name="Standard">- the same as v.transform, but for rasters!</text:p>
      <text:p text:style-name="Standard"/>
      <text:p text:style-name="Standard"/>
      <text:p text:style-name="P1">v.delaunay</text:p>
      <text:p text:style-name="Standard">v.delaunay needs proper maintenance:</text:p>
      <text:p text:style-name="Standard"><text:tab/>- memory allocation -&gt; crashes</text:p>
      <text:p text:style-name="Standard"><text:tab/>- throw out old site-lib related code</text:p>
      <text:p text:style-name="Standard"/>
      <text:p text:style-name="Standard">(the code is in v.voronoi!)</text:p>
      <text:p text:style-name="Standard"/>
      <text:p text:style-name="Standard">The triangulation algorithm is inefficient and starts thrashing on a 1GB system at &gt; 30.000 points.</text:p>
      <text:p text:style-name="Standard"/>
      <text:p text:style-name="Standard">Currently, triangulation is 2D, so that undercutting points get connected wrongly.</text:p>
      <text:p text:style-name="Standard">Replace the distance measure with a 3D one, so that meshing will follow the “skin” of the point cloud.</text:p>
      <text:p text:style-name="Standard">- nD voronoi, hull, delaunay, etc. here: <text:a xlink:type="simple" xlink:href="http://www.cs.sunysb.edu/~algorith/implement/qhull/implement.shtml">http://www.cs.sunysb.edu/~algorith/implement/qhull/implement.shtml</text:a></text:p>
      <text:p text:style-name="Standard"/>
      <text:p text:style-name="Standard">even better might be using an open source TIN algorithm that also allows things like fault lines to be included in the model!</text:p>
      <text:p text:style-name="Standard"/>
      <text:p text:style-name="Standard"/>
      <text:p text:style-name="Standard"/>
      <text:p text:style-name="Standard"/>
      <text:p text:style-name="P1">v.in.ascii</text:p>
      <text:p text:style-name="Standard">- add table only creation mode [DONE]</text:p>
      <text:p text:style-name="Standard">- add option to read first not-skipped line as label strings (DBF: 12 chars, space-&gt;underscore, no non-latin stuff: READ OGR Shapefile HTML page)</text:p>
      <text:p text:style-name="Standard"/>
      <text:p text:style-name="Standard"/>
      <text:p text:style-name="P1">v.voronoi</text:p>
      <text:p text:style-name="Standard">- add weighted diagrams and other variants</text:p>
      <text:p text:style-name="Standard">- nD voronoi, hull, etc. here: <text:a xlink:type="simple" xlink:href="http://www.cs.sunysb.edu/~algorith/implement/qhull/implement.shtml">http://www.cs.sunysb.edu/~algorith/implement/qhull/implement.shtml</text:a></text:p>
      <text:p text:style-name="Standard"/>
      <text:p text:style-name="Standard"/>
      <text:p text:style-name="P1">v.hull</text:p>
      <text:p text:style-name="Standard">- add 3D hull creation for x/y/z input points [DONE]</text:p>
      <text:p text:style-name="Standard"/>
      <text:p text:style-name="P1">v.in.ogr/v.out.ogr</text:p>
      <text:p text:style-name="Standard">- better handling of 3D input with zero x/y-plane-areas</text:p>
      <text:p text:style-name="Standard">- fix poblems with "zero area" 3D polygons on import with v.in.ogr</text:p>
      <text:p text:style-name="Standard">- easier creation of 3D output</text:p>
      <text:p text:style-name="Standard">- turn off warnings about 3D output, if the correct shapefile creation options are given</text:p>
      <text:p text:style-name="Standard">- existing column “cat” in input file attribute table should not create a problem!</text:p>
      <text:p text:style-name="Standard"/>
      <text:p text:style-name="Standard"/>
      <text:p text:style-name="P1">v.to.r3</text:p>
      <text:p text:style-name="Standard">- add the ability to convert lines and areas to voxel maps</text:p>
      <text:p text:style-name="Standard">- voxel values based on a database layer</text:p>
      <text:p text:style-name="Standard">- use algorithms from Graphics Gems: http://tog.acm.org/GraphicsGems/</text:p>
      <text:p text:style-name="Standard">- use algorithms from Numerical Geometry</text:p>
      <text:p text:style-name="Standard">- also see: http://www.realtimerendering.com/int/</text:p>
      <text:p text:style-name="Standard">- also see: http://www.geometryalgorithms.com/algorithms.htm</text:p>
      <text:p text:style-name="Standard"/>
      <text:p text:style-name="Standard"/>
      <text:p text:style-name="P1">NEW MODULES</text:p>
      <text:p text:style-name="Standard"/>
      <text:p text:style-name="P1">v.points.3d</text:p>
      <text:p text:style-name="Standard">A simple wrapper script (or some C code) for v.transform to convert 2D points + height attribute to 3D points.</text:p>
      <text:p text:style-name="Standard">From Hamish:</text:p>
      <text:p text:style-name="Standard">to get a nifty instant prefab wrapper script do:</text:p>
      <text:p text:style-name="Preformatted_20_Text"><text:s text:c="2"/>v.transform --script</text:p>
      <text:p text:style-name="Preformatted_20_Text"/>
      <text:p text:style-name="Preformatted_20_Text">Changing topic slightly, how about adding a -z flag to v.to.points for</text:p>
      <text:p text:style-name="P5">3D lines? (no DB column involved)</text:p>
      <text:p text:style-name="Standard">Could we do/need the inverse function as well ("v.points.z" would definitely need C code)?</text:p>
      <text:p text:style-name="Standard"/>
      <text:p text:style-name="P1">r.equal.areas</text:p>
      <text:p text:style-name="Standard">Divide a raster map into <text:span text:style-name="T1">n</text:span> categories, so that all categories contain roughly the same number of cells.</text:p>
      <text:p text:style-name="Standard"/>
      <text:p text:style-name="Standard">- put all cell values into a (compressed) list, order by increasing value</text:p>
      <text:p text:style-name="Standard">- divide the list into equal-number-of-cells segments and write segment numbers back as map categories or INT map</text:p>
      <text:p text:style-name="Standard"/>
      <text:p text:style-name="P1">r.find.astar</text:p>
      <text:p text:style-name="Standard">Use the A* search algorithm to simply find the shortest path between two points:</text:p>
      <text:p text:style-name="Standard">http://www.jamespoag.com/AStarPathfinder.html</text:p>
      <text:p text:style-name="Standard"/>
      <text:p text:style-name="P1">v.edit.table</text:p>
      <text:p text:style-name="Standard">- attribute table manipulation tools: create, delete, rename, re-type fields</text:p>
      <text:p text:style-name="Standard">- attribute statistics (store as new fields): normalization, avg., mean, median, ...</text:p>
      <text:p text:style-name="Standard"/>
      <text:p text:style-name="Standard"/>
      <text:p text:style-name="P1">v.categorize</text:p>
      <text:p text:style-name="Standard">Same functionality as r.categorize(<text:span text:style-name="T2">note</text:span>: v.class already in development/SVN by M. Lennert!)</text:p>
      <text:p text:style-name="Standard"/>
      <text:p text:style-name="Standard"/>
      <text:p text:style-name="P1">r.kernel.density</text:p>
      <text:p text:style-name="Standard">Calculate a kernel density surface from points vectors</text:p>
      <text:p text:style-name="P1">Note: there is already a v.kernel which also does 1D network density!</text:p>
      <text:p text:style-name="Standard"/>
      <text:p text:style-name="P1">v.density</text:p>
      <text:p text:style-name="Standard">Calculate the number of events or the sum (mean,median,std,...) of attribute values from a point vector input map for each feature in a polygon input vector map.</text:p>
      <text:p text:style-name="Standard">- takes a point vector map and a polygon vector map as inputs</text:p>
      <text:p text:style-name="Standard">- density can be normalized or raw count of events</text:p>
      <text:p text:style-name="P1">Note: there is already a v.kernel which also does 1D network density!</text:p>
      <text:p text:style-name="Standard"/>
      <text:p text:style-name="Standard"/>
      <text:p text:style-name="P1">r3.kernel.density</text:p>
      <text:p text:style-name="Standard">Calculate a kernel density volume from 3D points vectors.</text:p>
      <text:p text:style-name="Standard"/>
      <text:p text:style-name="Standard"/>
      <text:p text:style-name="P1">v.clusters</text:p>
      <text:p text:style-name="Standard">Implement several useful 2D clustering algorithms.</text:p>
      <text:p text:style-name="Standard"/>
      <text:p text:style-name="Standard"/>
      <text:p text:style-name="P1">v.detrend</text:p>
      <text:p text:style-name="Standard">Remove a spatial trend represented by a raster map from the Z coordinate or any attribute of a vector input map.</text:p>
      <text:p text:style-name="Standard">Example application: Subtract an elevation trend as represented by a raster DEM from an input 3D points cloud so their Z coordinates are all referenced to a perfectly horizontal "baseline". Can be used to remove the influence of terrain slope from artefact coordinates to obtain a clearer view of their vertical relationships or propare them for slicing into micro-horizons.</text:p>
      <text:p text:style-name="Standard"/>
      <text:p text:style-name="Standard">- takes an input map of (3D) vector points and an input raster DEM covering the same area as the points map</text:p>
      <text:p text:style-name="Standard">- normalize raster cells: each cell will have a value between 0 and 1 representing the relative trend strength</text:p>
      <text:p text:style-name="Standard">- subtract the trend strength proportionally from each input vector point by grabbing it from the normalized input trend raster</text:p>
      <text:p text:style-name="Standard">- (normalize detrended coordinate/attribute optionally to get a nice 0-baseline)</text:p>
      <text:p text:style-name="Standard"/>
      <text:p text:style-name="Standard"/>
      <text:p text:style-name="P1">v.randomize</text:p>
      <text:p text:style-name="Standard">Randomize vector point coordinates in both 2D and 3D</text:p>
      <text:p text:style-name="Standard"/>
      <text:p text:style-name="Standard">Several modes could be useful:</text:p>
      <text:p text:style-name="Standard">- supply a radius for each point (or read from attribute), 2D and 3D</text:p>
      <text:p text:style-name="Standard">- supply a rectangle (3D:cube) w,h,(d) centered on each point (or read w and h from attribute)</text:p>
      <text:p text:style-name="Standard">- supply an input polygon map and specify an attribute in the points map which links to the cat index for the input polygon map. The randomization space will then be the area of the corresponding polygon (theoretically, this should also work in 3D)</text:p>
      <text:p text:style-name="Standard">- supply an upper and lower raster surface for Z randomization</text:p>
      <text:p text:style-name="Standard"/>
      <text:p text:style-name="Standard"/>
      <text:p text:style-name="P1">v.out.vrml</text:p>
      <text:p text:style-name="Standard">Export GRASS vector maps to VRML files for VR systems (GeoVRML?)</text:p>
      <text:p text:style-name="Standard"/>
      <text:p text:style-name="Standard"/>
      <text:p text:style-name="P1">v.tesselate/v.subdivide/v.smooth</text:p>
      <text:p text:style-name="Standard">Create, subdivide and smooth 3D triangulated polygons.</text:p>
      <text:p text:style-name="Standard">Take a look here: <text:a xlink:type="simple" xlink:href="http://www.geom.uiuc.edu/software/download/">http://www.geom.uiuc.edu/software/download/</text:a></text:p>
      <text:p text:style-name="Standard">Or consult MeshLab source code.</text:p>
      <text:p text:style-name="Standard"/>
      <text:p text:style-name="Standard"/>
      <text:p text:style-name="P1">v.out.ply</text:p>
      <text:p text:style-name="Standard">Export faces to a PLY ASCII file (e.g. for processing in MeshLab or ParaView)</text:p>
      <text:p text:style-name="Standard"/>
      <text:p text:style-name="Standard"/>
      <text:p text:style-name="P1">v.what.r3:</text:p>
      <text:p text:style-name="Standard">- let user query voxel values at 3D points and save as vector point attributes</text:p>
      <text:p text:style-name="Standard"/>
      <text:p text:style-name="Standard"/>
      <text:p text:style-name="P1">IDEAS FOR FUTURE EXTENSIONS</text:p>
      <text:p text:style-name="Standard"/>
      <text:p text:style-name="Standard"/>
      <text:p text:style-name="P1">Attribute data management</text:p>
      <text:p text:style-name="Standard"><text:tab/>- create a nice Tcl/Tk spreadsheet interface for attribute management</text:p>
      <text:p text:style-name="Standard"/>
      <text:p text:style-name="P1">Geophysics</text:p>
      <text:p text:style-name="P6"><text:tab/>Madagascar: http://rsf.sourceforge.net/</text:p>
      <text:p text:style-name="Standard"><text:tab/>This system is portable, GPL'd C code and modularized, just like GRASS!</text:p>
      <text:p text:style-name="Standard"><text:tab/>module descriptions: http://egl.beg.utexas.edu/RSF/</text:p>
      <text:p text:style-name="Standard"><text:tab/>--&gt; add this to GRASS as an extension and create a few nice wrapper to push data!</text:p>
      <text:p text:style-name="Standard"/>
      <text:p text:style-name="Standard"><text:tab/>http://www.gravity.uni-kiel.de/igmas/</text:p>
      <text:p text:style-name="Standard"><text:tab/>Is a 3D GIS with a topology based on triangles. It is modularized (C?) with a simple Motif <text:tab/>GUI on top of it. </text:p>
      <text:p text:style-name="Standard"><text:tab/>IVIS3D (http://www.gravity.uni-kiel.de/IVIS3D/Ivis.html), Christian Klesper, provides a</text:p>
      <text:p text:style-name="Standard"><text:tab/>VTK viewer for it!</text:p>
      <text:p text:style-name="Standard"><text:tab/>-&gt;integrate IGMAS into GRASS so that it can import and export GRASS data models <text:tab/>directly. Paraview can replace IVIS3D.</text:p>
      <text:p text:style-name="Standard"/>
      <text:p text:style-name="P1">Stereo Photogrammetry</text:p>
      <text:p text:style-name="Standard"><text:tab/>Reinhard Koch, Informatik Kiel (or <text:span text:style-name="T1">Stereo3D</text:span>: see GRASS homepage: <text:tab/>http://grass.itc.it/gdp/stereo-grass/index.html; that page already has some hints on GRASS <text:tab/>integration Stefano Costa got it to compile with GCC 3.4. But 4.X should also work with</text:p>
      <text:p text:style-name="Standard"><text:tab/>some changes to the source code)</text:p>
      <text:p text:style-name="Standard"><text:tab/>ALSO: OpenBundle (DGAP) </text:p>
      <text:p text:style-name="Standard"><text:tab/>http://www.ifp.uni-stuttgart.de/publications/software/openbundle/index.en.html</text:p>
      <text:p text:style-name="Standard"><text:tab/>GPL'd Softwa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6$Build-9095</meta:generator>
    <meta:initial-creator>Benjamin Ducke</meta:initial-creator>
    <meta:creation-date>2006-04-11T09:56:24</meta:creation-date>
    <dc:date>2008-04-22T22:44:56</dc:date>
    <dc:language>en-US</dc:language>
    <meta:editing-cycles>122</meta:editing-cycles>
    <meta:editing-duration>P1DT3H14M3S</meta:editing-duration>
    <meta:user-defined meta:name="Info 1"/>
    <meta:user-defined meta:name="Info 2"/>
    <meta:user-defined meta:name="Info 3"/>
    <meta:user-defined meta:name="Info 4"/>
    <meta:document-statistic meta:table-count="0" meta:image-count="0" meta:object-count="0" meta:page-count="8" meta:paragraph-count="277" meta:word-count="2464" meta:character-count="15405"/>
  </office:meta>
</office:document-meta>
</file>